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4cm"/>
    </style:style>
    <style:style style:name="co2" style:family="table-column">
      <style:table-column-properties fo:break-before="auto" style:column-width="0.967cm"/>
    </style:style>
    <style:style style:name="co3" style:family="table-column">
      <style:table-column-properties fo:break-before="auto" style:column-width="0.275cm"/>
    </style:style>
    <style:style style:name="co4" style:family="table-column">
      <style:table-column-properties fo:break-before="auto" style:column-width="2.492cm"/>
    </style:style>
    <style:style style:name="co5" style:family="table-column">
      <style:table-column-properties fo:break-before="auto" style:column-width="1.935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1.74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2.907cm"/>
    </style:style>
    <style:style style:name="co11" style:family="table-column">
      <style:table-column-properties fo:break-before="auto" style:column-width="9.54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0"/>
    <style:style style:name="ce8" style:family="table-cell" style:parent-style-name="Default">
      <style:table-cell-properties fo:background-color="#cfe7f5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99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1" table:number-columns-repeated="3"/>
          <table:table-cell table:style-name="ce5" office:value-type="string" table:number-columns-spanned="2" table:number-rows-spanned="1">
            <text:p>SVM</text:p>
          </table:table-cell>
          <table:covered-table-cell table:style-name="ce1"/>
          <table:table-cell table:style-name="ce5" office:value-type="string" table:number-columns-spanned="2" table:number-rows-spanned="1">
            <text:p>MLP</text:p>
          </table:table-cell>
          <table:covered-table-cell table:style-name="ce1"/>
          <table:table-cell table:number-columns-repeated="5"/>
        </table:table-row>
        <table:table-row table:style-name="ro2">
          <table:table-cell table:style-name="ce1" office:value-type="string">
            <text:p>Fold #</text:p>
          </table:table-cell>
          <table:table-cell table:style-name="ce1" office:value-type="string">
            <text:p>Size</text:p>
          </table:table-cell>
          <table:table-cell table:style-name="ce1"/>
          <table:table-cell table:style-name="ce1" office:value-type="string">
            <text:p>Correct Num</text:p>
          </table:table-cell>
          <table:table-cell table:style-name="ce1" office:value-type="string">
            <text:p>Correct %</text:p>
          </table:table-cell>
          <table:table-cell table:style-name="ce1" office:value-type="string">
            <text:p>Correct Num</text:p>
          </table:table-cell>
          <table:table-cell table:style-name="ce1" office:value-type="string">
            <text:p>Correct %</text:p>
          </table:table-cell>
          <table:table-cell office:value-type="string">
            <text:p>Diff medie</text:p>
          </table:table-cell>
          <table:table-cell office:value-type="string">
            <text:p>(d-mediaD)^2</text:p>
          </table:table-cell>
          <table:table-cell/>
          <table:table-cell table:style-name="ce9" office:value-type="string">
            <text:p>H0</text:p>
          </table:table-cell>
          <table:table-cell office:value-type="string">
            <text:p>La differenza tra le medie è nulla (cioè dovuta al caso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/>
          <table:table-cell table:style-name="ce6" office:value-type="float" office:value="164">
            <text:p>164</text:p>
          </table:table-cell>
          <table:table-cell table:style-name="ce8" table:formula="of:=[.$D4]*100/[.$B4]" office:value-type="float" office:value="94.7976878612717">
            <text:p>94,7976878613</text:p>
          </table:table-cell>
          <table:table-cell table:style-name="ce6" office:value-type="float" office:value="173">
            <text:p>173</text:p>
          </table:table-cell>
          <table:table-cell table:style-name="ce8" table:formula="of:=[.$F4]*100/[.$B4]" office:value-type="float" office:value="100">
            <text:p>100</text:p>
          </table:table-cell>
          <table:table-cell table:formula="of:=[.G4]-[.E4]" office:value-type="float" office:value="5.20231213872832">
            <text:p>5,2023121387</text:p>
          </table:table-cell>
          <table:table-cell table:formula="of:=([.H4]-[.$H$15])^2" office:value-type="float" office:value="0.124043343900198">
            <text:p>0,1240433439</text:p>
          </table:table-cell>
          <table:table-cell/>
          <table:table-cell table:style-name="ce9" office:value-type="string">
            <text:p>H1</text:p>
          </table:table-cell>
          <table:table-cell office:value-type="string">
            <text:p>La differenza tra le medie è diversa da zer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/>
          <table:table-cell table:style-name="ce6" office:value-type="float" office:value="163">
            <text:p>163</text:p>
          </table:table-cell>
          <table:table-cell table:style-name="ce8" table:formula="of:=[.$D5]*100/[.$B5]" office:value-type="float" office:value="94.2196531791908">
            <text:p>94,2196531792</text:p>
          </table:table-cell>
          <table:table-cell table:style-name="ce6" office:value-type="float" office:value="173">
            <text:p>173</text:p>
          </table:table-cell>
          <table:table-cell table:style-name="ce8" table:formula="of:=[.$F5]*100/[.$B5]" office:value-type="float" office:value="100">
            <text:p>100</text:p>
          </table:table-cell>
          <table:table-cell table:formula="of:=[.G5]-[.E5]" office:value-type="float" office:value="5.78034682080924">
            <text:p>5,7803468208</text:p>
          </table:table-cell>
          <table:table-cell table:formula="of:=([.H5]-[.$H$15])^2" office:value-type="float" office:value="0.0510022629543594">
            <text:p>0,051002263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3">
            <text:p>173</text:p>
          </table:table-cell>
          <table:table-cell/>
          <table:table-cell table:style-name="ce6" office:value-type="float" office:value="164">
            <text:p>164</text:p>
          </table:table-cell>
          <table:table-cell table:style-name="ce8" table:formula="of:=[.$D6]*100/[.$B6]" office:value-type="float" office:value="94.7976878612717">
            <text:p>94,7976878613</text:p>
          </table:table-cell>
          <table:table-cell table:style-name="ce6" office:value-type="float" office:value="173">
            <text:p>173</text:p>
          </table:table-cell>
          <table:table-cell table:style-name="ce8" table:formula="of:=[.$F6]*100/[.$B6]" office:value-type="float" office:value="100">
            <text:p>100</text:p>
          </table:table-cell>
          <table:table-cell table:formula="of:=[.G6]-[.E6]" office:value-type="float" office:value="5.20231213872832">
            <text:p>5,2023121387</text:p>
          </table:table-cell>
          <table:table-cell table:formula="of:=([.H6]-[.$H$15])^2" office:value-type="float" office:value="0.124043343900198">
            <text:p>0,1240433439</text:p>
          </table:table-cell>
          <table:table-cell/>
          <table:table-cell table:style-name="ce9" office:value-type="string">
            <text:p>Gdl</text:p>
          </table:table-cell>
          <table:table-cell table:formula="of:=[.A15] - 2" office:value-type="float" office:value="8">
            <text:p>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/>
          <table:table-cell table:style-name="ce6" office:value-type="float" office:value="159">
            <text:p>159</text:p>
          </table:table-cell>
          <table:table-cell table:style-name="ce8" table:formula="of:=[.$D7]*100/[.$B7]" office:value-type="float" office:value="91.9075144508671">
            <text:p>91,9075144509</text:p>
          </table:table-cell>
          <table:table-cell table:style-name="ce6" office:value-type="float" office:value="171">
            <text:p>171</text:p>
          </table:table-cell>
          <table:table-cell table:style-name="ce8" table:formula="of:=[.$F7]*100/[.$B7]" office:value-type="float" office:value="98.8439306358382">
            <text:p>98,8439306358</text:p>
          </table:table-cell>
          <table:table-cell table:formula="of:=[.G7]-[.E7]" office:value-type="float" office:value="6.93641618497109">
            <text:p>6,936416185</text:p>
          </table:table-cell>
          <table:table-cell table:formula="of:=([.H7]-[.$H$15])^2" office:value-type="float" office:value="1.90966466319306">
            <text:p>1,9096646632</text:p>
          </table:table-cell>
          <table:table-cell/>
          <table:table-cell table:style-name="ce9" office:value-type="string">
            <text:p>Alfa</text:p>
          </table:table-cell>
          <table:table-cell table:formula="of:=0.05" office:value-type="float" office:value="0.05">
            <text:p>0,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3">
            <text:p>173</text:p>
          </table:table-cell>
          <table:table-cell/>
          <table:table-cell table:style-name="ce6" office:value-type="float" office:value="165">
            <text:p>165</text:p>
          </table:table-cell>
          <table:table-cell table:style-name="ce8" table:formula="of:=[.$D8]*100/[.$B8]" office:value-type="float" office:value="95.3757225433526">
            <text:p>95,3757225434</text:p>
          </table:table-cell>
          <table:table-cell table:style-name="ce6" office:value-type="float" office:value="172">
            <text:p>172</text:p>
          </table:table-cell>
          <table:table-cell table:style-name="ce8" table:formula="of:=[.$F8]*100/[.$B8]" office:value-type="float" office:value="99.4219653179191">
            <text:p>99,4219653179</text:p>
          </table:table-cell>
          <table:table-cell table:formula="of:=[.G8]-[.E8]" office:value-type="float" office:value="4.04624277456648">
            <text:p>4,0462427746</text:p>
          </table:table-cell>
          <table:table-cell table:formula="of:=([.H8]-[.$H$15])^2" office:value-type="float" office:value="2.27487006792221">
            <text:p>2,2748700679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3">
            <text:p>173</text:p>
          </table:table-cell>
          <table:table-cell/>
          <table:table-cell table:style-name="ce6" office:value-type="float" office:value="162">
            <text:p>162</text:p>
          </table:table-cell>
          <table:table-cell table:style-name="ce8" table:formula="of:=[.$D9]*100/[.$B9]" office:value-type="float" office:value="93.6416184971098">
            <text:p>93,6416184971</text:p>
          </table:table-cell>
          <table:table-cell table:style-name="ce6" office:value-type="float" office:value="171">
            <text:p>171</text:p>
          </table:table-cell>
          <table:table-cell table:style-name="ce8" table:formula="of:=[.$F9]*100/[.$B9]" office:value-type="float" office:value="98.8439306358382">
            <text:p>98,8439306358</text:p>
          </table:table-cell>
          <table:table-cell table:formula="of:=[.G9]-[.E9]" office:value-type="float" office:value="5.20231213872832">
            <text:p>5,2023121387</text:p>
          </table:table-cell>
          <table:table-cell table:formula="of:=([.H9]-[.$H$15])^2" office:value-type="float" office:value="0.124043343900198">
            <text:p>0,1240433439</text:p>
          </table:table-cell>
          <table:table-cell/>
          <table:table-cell table:style-name="ce9" office:value-type="string">
            <text:p>Valore critico</text:p>
          </table:table-cell>
          <table:table-cell table:style-name="ce8" table:formula="of:=TINV([.L7];[.L6])" office:value-type="float" office:value="2.30600413520417">
            <text:p>2,306004135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/>
          <table:table-cell table:style-name="ce6" office:value-type="float" office:value="163">
            <text:p>163</text:p>
          </table:table-cell>
          <table:table-cell table:style-name="ce8" table:formula="of:=[.$D10]*100/[.$B10]" office:value-type="float" office:value="94.2196531791908">
            <text:p>94,2196531792</text:p>
          </table:table-cell>
          <table:table-cell table:style-name="ce6" office:value-type="float" office:value="170">
            <text:p>170</text:p>
          </table:table-cell>
          <table:table-cell table:style-name="ce8" table:formula="of:=[.$F10]*100/[.$B10]" office:value-type="float" office:value="98.2658959537572">
            <text:p>98,2658959538</text:p>
          </table:table-cell>
          <table:table-cell table:formula="of:=[.G10]-[.E10]" office:value-type="float" office:value="4.04624277456647">
            <text:p>4,0462427746</text:p>
          </table:table-cell>
          <table:table-cell table:formula="of:=([.H10]-[.$H$15])^2" office:value-type="float" office:value="2.27487006792226">
            <text:p>2,2748700679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3">
            <text:p>173</text:p>
          </table:table-cell>
          <table:table-cell/>
          <table:table-cell table:style-name="ce6" office:value-type="float" office:value="156">
            <text:p>156</text:p>
          </table:table-cell>
          <table:table-cell table:style-name="ce8" table:formula="of:=[.$D11]*100/[.$B11]" office:value-type="float" office:value="90.1734104046243">
            <text:p>90,1734104046</text:p>
          </table:table-cell>
          <table:table-cell table:style-name="ce6" office:value-type="float" office:value="173">
            <text:p>173</text:p>
          </table:table-cell>
          <table:table-cell table:style-name="ce8" table:formula="of:=[.$F11]*100/[.$B11]" office:value-type="float" office:value="100">
            <text:p>100</text:p>
          </table:table-cell>
          <table:table-cell table:formula="of:=[.G11]-[.E11]" office:value-type="float" office:value="9.82658959537572">
            <text:p>9,8265895954</text:p>
          </table:table-cell>
          <table:table-cell table:formula="of:=([.H11]-[.$H$15])^2" office:value-type="float" office:value="18.2506639428837">
            <text:p>18,2506639429</text:p>
          </table:table-cell>
          <table:table-cell/>
          <table:table-cell table:style-name="ce9" office:value-type="string">
            <text:p>t</text:p>
          </table:table-cell>
          <table:table-cell table:style-name="ce8" table:formula="of:= ( [.$H$15] ) * SQRT([.A15]) / [.$I$15]" office:value-type="float" office:value="10.0592257058618">
            <text:p>10,059225705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2">
            <text:p>172</text:p>
          </table:table-cell>
          <table:table-cell/>
          <table:table-cell table:style-name="ce6" office:value-type="float" office:value="163">
            <text:p>163</text:p>
          </table:table-cell>
          <table:table-cell table:style-name="ce8" table:formula="of:=[.$D12]*100/[.$B12]" office:value-type="float" office:value="94.7674418604651">
            <text:p>94,7674418605</text:p>
          </table:table-cell>
          <table:table-cell table:style-name="ce6" office:value-type="float" office:value="172">
            <text:p>172</text:p>
          </table:table-cell>
          <table:table-cell table:style-name="ce8" table:formula="of:=[.$F12]*100/[.$B12]" office:value-type="float" office:value="100">
            <text:p>100</text:p>
          </table:table-cell>
          <table:table-cell table:formula="of:=[.G12]-[.E12]" office:value-type="float" office:value="5.23255813953489">
            <text:p>5,2325581395</text:p>
          </table:table-cell>
          <table:table-cell table:formula="of:=([.H12]-[.$H$15])^2" office:value-type="float" office:value="0.103653009978307">
            <text:p>0,1036530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2">
            <text:p>172</text:p>
          </table:table-cell>
          <table:table-cell/>
          <table:table-cell table:style-name="ce6" office:value-type="float" office:value="162">
            <text:p>162</text:p>
          </table:table-cell>
          <table:table-cell table:style-name="ce8" table:formula="of:=[.$D13]*100/[.$B13]" office:value-type="float" office:value="94.1860465116279">
            <text:p>94,1860465116</text:p>
          </table:table-cell>
          <table:table-cell table:style-name="ce6" office:value-type="float" office:value="169">
            <text:p>169</text:p>
          </table:table-cell>
          <table:table-cell table:style-name="ce8" table:formula="of:=[.$F13]*100/[.$B13]" office:value-type="float" office:value="98.2558139534884">
            <text:p>98,2558139535</text:p>
          </table:table-cell>
          <table:table-cell table:formula="of:=[.G13]-[.E13]" office:value-type="float" office:value="4.06976744186046">
            <text:p>4,0697674419</text:p>
          </table:table-cell>
          <table:table-cell table:formula="of:=([.H13]-[.$H$15])^2" office:value-type="float" office:value="2.2044605078603">
            <text:p>2,2044605079</text:p>
          </table:table-cell>
          <table:table-cell/>
          <table:table-cell table:style-name="ce10" office:value-type="string">
            <text:p>CONCLUSIONE</text:p>
          </table:table-cell>
          <table:table-cell table:style-name="ce11" table:formula="of:=IF( [.$L$11] &lt; [.$L$9]; &quot;Accetto H0 =&gt; Differenza dovuta al caso&quot;; &quot;Rifiuto H0 e accetto H1 =&gt; Differenza NON dovuta al caso&quot;)" office:value-type="string" office:string-value="Rifiuto H0 e accetto H1 =&gt; Differenza NON dovuta al caso">
            <text:p>Rifiuto H0 e accetto H1 =&gt; Differenza NON dovuta al caso</text:p>
          </table:table-cell>
        </table:table-row>
        <table:table-row table:style-name="ro1">
          <table:table-cell table:style-name="ce2" table:number-columns-repeated="7"/>
          <table:table-cell/>
          <table:table-cell table:style-name="ce2"/>
          <table:table-cell/>
          <table:table-cell table:style-name="ce11" table:number-columns-repeated="2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table:formula="of:=SUM([.B4:.B13])" office:value-type="float" office:value="1728">
            <text:p>1728</text:p>
          </table:table-cell>
          <table:table-cell table:style-name="ce3"/>
          <table:table-cell table:style-name="ce3" table:formula="of:=SUM([.D4:.D14])" office:value-type="float" office:value="1621">
            <text:p>1621</text:p>
          </table:table-cell>
          <table:table-cell table:style-name="ce3" table:formula="of:=SUM([.E4:.E14])/[.A15]" office:value-type="float" office:value="93.8086436348972">
            <text:p>93,8086436349</text:p>
          </table:table-cell>
          <table:table-cell table:style-name="ce3" table:formula="of:=SUM([.F4:.F14])" office:value-type="float" office:value="1717">
            <text:p>1717</text:p>
          </table:table-cell>
          <table:table-cell table:style-name="ce3" table:formula="of:=SUM([.G4:.G14])/[.A15]" office:value-type="float" office:value="99.3631536496841">
            <text:p>99,3631536497</text:p>
          </table:table-cell>
          <table:table-cell table:style-name="ce3" table:formula="of:=SUM([.H4:.H13])/[.A15]" office:value-type="float" office:value="5.55451001478693">
            <text:p>5,5545100148</text:p>
          </table:table-cell>
          <table:table-cell table:style-name="ce3" table:formula="of:=SQRT((SUM([.I4:.I13]))/ ([.$A$15]-1))" office:value-type="float" office:value="1.74614860492758">
            <text:p>1,7461486049</text:p>
          </table:table-cell>
          <table:table-cell table:number-columns-repeated="3"/>
        </table:table-row>
        <table:table-row table:style-name="ro3">
          <table:table-cell table:number-columns-repeated="8"/>
          <table:table-cell office:value-type="string">
            <text:p>DEV.ST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ediana</text:p>
          </table:table-cell>
          <table:table-cell/>
          <table:table-cell office:value-type="string">
            <text:p>Mediana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MEDIAN([.E4:.E13])" office:value-type="float" office:value="94.2196531791908">
            <text:p>94,2196531792</text:p>
          </table:table-cell>
          <table:table-cell/>
          <table:table-cell table:formula="of:=MEDIAN([.G4:.G13])" office:value-type="float" office:value="99.7109826589595">
            <text:p>99,7109826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Range</text:p>
          </table:table-cell>
          <table:table-cell/>
          <table:table-cell office:value-type="string">
            <text:p>Range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MAX([.E4:.E13])-MIN([.E4:.E13])" office:value-type="float" office:value="5.20231213872832">
            <text:p>5,2023121387</text:p>
          </table:table-cell>
          <table:table-cell table:formula="of:=[.E20]/100" office:value-type="float" office:value="0.0520231213872832">
            <text:p>0,0520231214</text:p>
          </table:table-cell>
          <table:table-cell table:formula="of:=MAX([.G4:.G13])-MIN([.G4:.G13])" office:value-type="float" office:value="1.74418604651163">
            <text:p>1,744186046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Media</text:p>
          </table:table-cell>
          <table:table-cell/>
          <table:table-cell office:value-type="string">
            <text:p>Media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AVERAGE([.E4:.E13])" office:value-type="float" office:value="93.8086436348972">
            <text:p>93,8086436349</text:p>
          </table:table-cell>
          <table:table-cell/>
          <table:table-cell table:formula="of:=AVERAGE([.G4:.G13])" office:value-type="float" office:value="99.3631536496841">
            <text:p>99,3631536497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Stddev</text:p>
          </table:table-cell>
          <table:table-cell/>
          <table:table-cell office:value-type="string">
            <text:p>Stddev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 table:number-columns-repeated="2"/>
          <table:table-cell table:formula="of:=STDEV([.E4:.E13])" office:value-type="float" office:value="1.58706046016587">
            <text:p>1,5870604602</text:p>
          </table:table-cell>
          <table:table-cell/>
          <table:table-cell table:formula="of:=STDEV([.G4:.G13])" office:value-type="float" office:value="0.745407115618345">
            <text:p>0,7454071156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3"/>
          <table:table-cell office:value-type="string">
            <text:p>Asimmetria</text:p>
          </table:table-cell>
          <table:table-cell/>
          <table:table-cell office:value-type="string">
            <text:p>Asimmetria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KEW([.E4:.E13])" office:value-type="float" office:value="-1.66975039306042">
            <text:p>-1,6697503931</text:p>
          </table:table-cell>
          <table:table-cell/>
          <table:table-cell table:formula="of:=SKEW([.G4:.G13])" office:value-type="float" office:value="-0.559082872354763">
            <text:p>-0,5590828724</text:p>
          </table:table-cell>
          <table:table-cell table:number-columns-repeated="5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3"/>
          <table:table-cell table:style-name="ce7"/>
          <table:table-cell table:number-columns-repeated="8"/>
        </table:table-row>
        <table:table-row table:style-name="ro1" table:number-rows-repeated="104854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2">00/00/0000</text:date>, <text:time style:data-style-name="N2" text:time-value="0000-00-00T13:51:5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y </meta:initial-creator>
    <meta:creation-date>2013-06-26T17:01:30</meta:creation-date>
    <dc:date>2013-07-02T14:05:09</dc:date>
    <dc:creator>Roby </dc:creator>
    <meta:editing-duration>PT1H27M32S</meta:editing-duration>
    <meta:editing-cycles>10</meta:editing-cycles>
    <meta:generator>LibreOffice/4.0.3.3$Linux_x86 LibreOffice_project/400m0$Build-3</meta:generator>
    <meta:document-statistic meta:table-count="1" meta:cell-count="134" meta:object-count="0"/>
  </office:meta>
</office:document-meta>
</file>